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56.1pt"/>
    </style:style>
    <style:style style:name="co3" style:family="table-column">
      <style:table-column-properties fo:break-before="auto" style:column-width="129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05pt"/>
    </style:style>
    <style:style style:name="co7" style:family="table-column">
      <style:table-column-properties fo:break-before="auto" style:column-width="59.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12" style:family="table-cell" style:parent-style-name="Default" style:data-style-name="N0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10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1" table:default-cell-style-name="ce12"/>
        <table:table-column table:style-name="co5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4" table:number-columns-repeated="1007" table:default-cell-style-name="ce12"/>
        <table:table-column table:style-name="co4" table:number-columns-repeated="6" table:default-cell-style-name="Default"/>
        <table:table-row table:style-name="ro1"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tem</text:p>
          </table:table-cell>
          <table:table-cell table:style-name="ce3" table:number-columns-repeated="2"/>
          <table:table-cell table:style-name="ce3" table:formula="of:=[.A1]" office:value-type="string" office:string-value="Amount" calcext:value-type="string">
            <text:p>Amount</text:p>
          </table:table-cell>
          <table:table-cell table:style-name="ce3" table:formula="of:=[.B1]" office:value-type="string" office:string-value="Date" calcext:value-type="string">
            <text:p>Date</text:p>
          </table:table-cell>
          <table:table-cell table:style-name="ce3" table:formula="of:=[.C1]" office:value-type="string" office:string-value="Item" calcext:value-type="string">
            <text:p>Item</text:p>
          </table:table-cell>
          <table:table-cell table:style-name="ce3" table:number-columns-repeated="1010"/>
          <table:table-cell table:number-columns-repeated="6"/>
        </table:table-row>
        <table:table-row table:style-name="ro1">
          <table:table-cell table:style-name="ce2" office:value-type="currency" office:currency="USD" office:value="-443431.24" calcext:value-type="currency">
            <text:p>($443,431.24)</text:p>
          </table:table-cell>
          <table:table-cell table:style-name="ce5" office:value-type="date" office:date-value="2018-06-28" calcext:value-type="date">
            <text:p>2018-06-28</text:p>
          </table:table-cell>
          <table:table-cell table:style-name="ce1" office:value-type="string" calcext:value-type="string">
            <text:p>Paid by RESS</text:p>
          </table:table-cell>
          <table:table-cell table:style-name="ce1" office:value-type="string" calcext:value-type="string">
            <text:p>Bank Txn</text:p>
          </table:table-cell>
          <table:table-cell table:style-name="ce1"/>
          <table:table-cell table:style-name="ce2" table:formula="of:=[.A2]" office:value-type="currency" office:currency="USD" office:value="-443431.24" calcext:value-type="currency">
            <text:p>($443,431.24)</text:p>
          </table:table-cell>
          <table:table-cell table:style-name="ce5" table:formula="of:=[.B2]" office:value-type="date" office:date-value="2018-06-28" calcext:value-type="date">
            <text:p>2018-06-28</text:p>
          </table:table-cell>
          <table:table-cell table:style-name="ce1" table:formula="of:=[.C2]" office:value-type="string" office:string-value="Paid by RESS" calcext:value-type="string">
            <text:p>Paid by RESS</text:p>
          </table:table-cell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office:value-type="currency" office:currency="USD" office:value="821587.34" calcext:value-type="currency">
            <text:p>$821,587.34 </text:p>
          </table:table-cell>
          <table:table-cell table:style-name="Default"/>
          <table:table-cell table:style-name="ce1" office:value-type="string" calcext:value-type="string">
            <text:p>To seller</text:p>
          </table:table-cell>
          <table:table-cell table:style-name="ce1" table:number-columns-repeated="2"/>
          <table:table-cell table:style-name="ce2" table:formula="of:=[.A9]" office:value-type="currency" office:currency="USD" office:value="727054.81" calcext:value-type="currency">
            <text:p>$727,054.81 </text:p>
          </table:table-cell>
          <table:table-cell table:style-name="ce5" table:formula="of:=[.B9]" office:value-type="date" office:date-value="2019-01-23" calcext:value-type="date">
            <text:p>2019-01-23</text:p>
          </table:table-cell>
          <table:table-cell table:style-name="ce1" table:formula="of:=[.C9]" office:value-type="string" office:string-value="Transfer to RESS" calcext:value-type="string">
            <text:p>Transfer to RESS</text:p>
          </table:table-cell>
          <table:table-cell table:style-name="ce1"/>
          <table:table-cell table:style-name="ce2" table:formula="of:=[.F3]" office:value-type="currency" office:currency="USD" office:value="727054.81" calcext:value-type="currency">
            <text:p>$727,054.81 </text:p>
          </table:table-cell>
          <table:table-cell table:style-name="ce5" table:formula="of:=[.G3]" office:value-type="date" office:date-value="2019-01-23" calcext:value-type="date">
            <text:p>2019-01-23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table:style-name="ce2" office:value-type="currency" office:currency="USD" office:value="-308" calcext:value-type="currency">
            <text:p>($308.00)</text:p>
          </table:table-cell>
          <table:table-cell table:style-name="Default"/>
          <table:table-cell table:style-name="ce1" office:value-type="string" calcext:value-type="string">
            <text:p>Forming Land B 2</text:p>
          </table:table-cell>
          <table:table-cell table:style-name="Default"/>
          <table:table-cell table:style-name="ce1"/>
          <table:table-cell table:style-name="ce2" table:formula="of:=[.A11]" office:value-type="currency" office:currency="USD" office:value="-14133.68" calcext:value-type="currency">
            <text:p>($14,133.68)</text:p>
          </table:table-cell>
          <table:table-cell table:style-name="ce5" table:formula="of:=[.B11]" office:value-type="date" office:date-value="2019-01-23" calcext:value-type="date">
            <text:p>2019-01-23</text:p>
          </table:table-cell>
          <table:table-cell table:style-name="ce2" table:formula="of:=[.C11]" office:value-type="string" office:string-value="RESS Management fees 5%" calcext:value-type="string">
            <text:p>RESS Management fees 5%</text:p>
          </table:table-cell>
          <table:table-cell table:style-name="ce1"/>
          <table:table-cell table:style-name="ce2" table:formula="of:=[.J3]+[.F4]" office:value-type="currency" office:currency="USD" office:value="712921.13" calcext:value-type="currency">
            <text:p>$712,921.13 </text:p>
          </table:table-cell>
          <table:table-cell table:style-name="ce5" table:formula="of:=[.K3]+([.G4]-[.K3])*[.F4]/[.J4]" office:value-type="date" office:date-value="2019-01-23" calcext:value-type="date">
            <text:p>2019-01-23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table:style-name="ce2" office:value-type="currency" office:currency="USD" office:value="-950" calcext:value-type="currency">
            <text:p>($950.00)</text:p>
          </table:table-cell>
          <table:table-cell table:style-name="Default"/>
          <table:table-cell table:style-name="ce1" office:value-type="string" calcext:value-type="string">
            <text:p>Expected 2019 tax return</text:p>
          </table:table-cell>
          <table:table-cell table:style-name="Default"/>
          <table:table-cell table:style-name="ce1"/>
          <table:table-cell table:style-name="ce2" table:formula="of:=[.A12]" office:value-type="currency" office:currency="USD" office:value="-8480.21" calcext:value-type="currency">
            <text:p>($8,480.21)</text:p>
          </table:table-cell>
          <table:table-cell table:style-name="ce5" table:formula="of:=[.B12]" office:value-type="date" office:date-value="2019-01-23" calcext:value-type="date">
            <text:p>2019-01-23</text:p>
          </table:table-cell>
          <table:table-cell table:style-name="ce2" table:formula="of:=[.C12]" office:value-type="string" office:string-value="RESS Management fees 3%" calcext:value-type="string">
            <text:p>RESS Management fees 3%</text:p>
          </table:table-cell>
          <table:table-cell table:style-name="ce1"/>
          <table:table-cell table:style-name="ce2" table:formula="of:=[.J4]+[.F5]" office:value-type="currency" office:currency="USD" office:value="704440.92" calcext:value-type="currency">
            <text:p>$704,440.92 </text:p>
          </table:table-cell>
          <table:table-cell table:style-name="ce5" table:formula="of:=[.K4]+([.G5]-[.K4])*[.F5]/[.J5]" office:value-type="date" office:date-value="2019-01-23" calcext:value-type="date">
            <text:p>2019-01-23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table:style-name="ce2" table:formula="of:=SUM([.A2:.A5])" office:value-type="currency" office:currency="USD" office:value="376898.1" calcext:value-type="currency">
            <text:p>$376,898.10 </text:p>
          </table:table-cell>
          <table:table-cell table:style-name="ce5"/>
          <table:table-cell table:style-name="ce1" office:value-type="string" calcext:value-type="string">
            <text:p>Gross profits</text:p>
          </table:table-cell>
          <table:table-cell table:style-name="ce1" table:number-columns-repeated="2"/>
          <table:table-cell table:style-name="ce2" table:formula="of:=[.A13]" office:value-type="currency" office:currency="USD" office:value="2523.83" calcext:value-type="currency">
            <text:p>$2,523.83 </text:p>
          </table:table-cell>
          <table:table-cell table:style-name="ce5" table:formula="of:=[.B13]" office:value-type="date" office:date-value="2019-03-18" calcext:value-type="date">
            <text:p>2019-03-18</text:p>
          </table:table-cell>
          <table:table-cell table:style-name="ce2" table:formula="of:=[.C13]" office:value-type="string" office:string-value="Tax repay" calcext:value-type="string">
            <text:p>Tax repay</text:p>
          </table:table-cell>
          <table:table-cell table:style-name="ce1"/>
          <table:table-cell table:style-name="ce2" table:formula="of:=[.J5]+[.F6]" office:value-type="currency" office:currency="USD" office:value="706964.75" calcext:value-type="currency">
            <text:p>$706,964.75 </text:p>
          </table:table-cell>
          <table:table-cell table:style-name="ce5" table:formula="of:=[.K5]+([.G6]-[.K5])*[.F6]/[.J6]" office:value-type="date" office:date-value="2019-01-23T04:37:35.97" calcext:value-type="date">
            <text:p>2019-01-23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table:style-name="ce2" table:formula="of:=-ROUND([.A6]*0.25;2)" office:value-type="currency" office:currency="USD" office:value="-94224.53" calcext:value-type="currency">
            <text:p>($94,224.53)</text:p>
          </table:table-cell>
          <table:table-cell table:style-name="ce5"/>
          <table:table-cell table:style-name="ce1" office:value-type="string" calcext:value-type="string">
            <text:p>Kareem fees 25%</text:p>
          </table:table-cell>
          <table:table-cell table:style-name="ce1" table:number-columns-repeated="2"/>
          <table:table-cell table:style-name="ce10" table:formula="of:=XIRR([.F2:.F6];[.G2:.G6])" office:value-type="percentage" office:value="1.25665890364599" calcext:value-type="percentage">
            <text:p>125.67%</text:p>
          </table:table-cell>
          <table:table-cell table:style-name="ce5"/>
          <table:table-cell table:style-name="ce3" office:value-type="string" calcext:value-type="string">
            <text:p>IRR</text:p>
          </table:table-cell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table:formula="of:=[.A7]+[.A4]" office:value-type="currency" office:currency="USD" office:value="-94532.53" calcext:value-type="currency">
            <text:p>($94,532.53)</text:p>
          </table:table-cell>
          <table:table-cell table:style-name="ce5"/>
          <table:table-cell table:style-name="ce1" office:value-type="string" calcext:value-type="string">
            <text:p>Transfer to Kareem</text:p>
          </table:table-cell>
          <table:table-cell table:style-name="ce1" table:number-columns-repeated="2"/>
          <table:table-cell table:style-name="Default"/>
          <table:table-cell table:style-name="ce5"/>
          <table:table-cell table:style-name="Default"/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table:formula="of:=[.A3]+[.A8]" office:value-type="currency" office:currency="USD" office:value="727054.81" calcext:value-type="currency">
            <text:p>$727,054.81 </text:p>
          </table:table-cell>
          <table:table-cell table:style-name="ce5" office:value-type="date" office:date-value="2019-01-23" calcext:value-type="date">
            <text:p>2019-01-23</text:p>
          </table:table-cell>
          <table:table-cell table:style-name="ce1" office:value-type="string" calcext:value-type="string">
            <text:p>Transfer to RESS</text:p>
          </table:table-cell>
          <table:table-cell table:style-name="ce1" table:formula="of:=[.D$2]" office:value-type="string" office:string-value="Bank Txn" calcext:value-type="string">
            <text:p>Bank Txn</text:p>
          </table:table-cell>
          <table:table-cell table:style-name="ce1"/>
          <table:table-cell table:style-name="ce2" table:formula="of:=-[.F2]" office:value-type="currency" office:currency="USD" office:value="443431.24" calcext:value-type="currency">
            <text:p>$443,431.24 </text:p>
          </table:table-cell>
          <table:table-cell table:style-name="ce5" table:formula="of:=[.G2]" office:value-type="date" office:date-value="2018-06-28" calcext:value-type="date">
            <text:p>2018-06-28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table:formula="of:=[.A6]+[.A7]" office:value-type="currency" office:currency="USD" office:value="282673.57" calcext:value-type="currency">
            <text:p>$282,673.57 </text:p>
          </table:table-cell>
          <table:table-cell table:style-name="ce1"/>
          <table:table-cell table:style-name="ce1" office:value-type="string" calcext:value-type="string">
            <text:p>RESS profits</text:p>
          </table:table-cell>
          <table:table-cell table:style-name="ce1" table:number-columns-repeated="2"/>
          <table:table-cell table:style-name="ce2" table:formula="of:=SUM([.F2:.F6])" office:value-type="currency" office:currency="USD" office:value="263533.51" calcext:value-type="currency">
            <text:p>$263,533.51 </text:p>
          </table:table-cell>
          <table:table-cell table:style-name="ce5" table:formula="of:=[.K6]" office:value-type="date" office:date-value="2019-01-23T04:37:35.97" calcext:value-type="date">
            <text:p>2019-01-23</text:p>
          </table:table-cell>
          <table:table-cell table:style-name="ce1" office:value-type="string" calcext:value-type="string">
            <text:p>Revenue</text:p>
          </table:table-cell>
          <table:table-cell table:style-name="ce16" table:formula="of:=[.F10]=[.J6]-[.F9]" office:value-type="boolean" office:boolean-value="true" calcext:value-type="boolean">
            <text:p>TRUE</text:p>
          </table:table-cell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table:formula="of:=-ROUND([.A10]*0.05;2)" office:value-type="currency" office:currency="USD" office:value="-14133.68" calcext:value-type="currency">
            <text:p>($14,133.68)</text:p>
          </table:table-cell>
          <table:table-cell table:style-name="ce5" table:formula="of:=[.B9]" office:value-type="date" office:date-value="2019-01-23" calcext:value-type="date">
            <text:p>2019-01-23</text:p>
          </table:table-cell>
          <table:table-cell table:style-name="ce1" office:value-type="string" calcext:value-type="string">
            <text:p>RESS Management fees 5%</text:p>
          </table:table-cell>
          <table:table-cell table:style-name="ce1" table:formula="of:=[.D$2]" office:value-type="string" office:string-value="Bank Txn" calcext:value-type="string">
            <text:p>Bank Txn</text:p>
          </table:table-cell>
          <table:table-cell table:style-name="ce1"/>
          <table:table-cell table:style-name="ce10" table:formula="of:=[.F10]/[.F9]" office:value-type="percentage" office:value="0.594305241101191" calcext:value-type="percentage">
            <text:p>59.43%</text:p>
          </table:table-cell>
          <table:table-cell table:style-name="ce1" table:formula="of:=([.G10]-[.G9])/365" office:value-type="float" office:value="0.573130896961502" calcext:value-type="float">
            <text:p>0.573130896961502</text:p>
          </table:table-cell>
          <table:table-cell table:style-name="ce3" office:value-type="string" calcext:value-type="string">
            <text:p>ROI</text:p>
          </table:table-cell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table:formula="of:=-ROUND([.A10]*0.03;2)" office:value-type="currency" office:currency="USD" office:value="-8480.21" calcext:value-type="currency">
            <text:p>($8,480.21)</text:p>
          </table:table-cell>
          <table:table-cell table:style-name="ce5" table:formula="of:=[.B9]" office:value-type="date" office:date-value="2019-01-23" calcext:value-type="date">
            <text:p>2019-01-23</text:p>
          </table:table-cell>
          <table:table-cell table:style-name="ce1" office:value-type="string" calcext:value-type="string">
            <text:p>RESS Management fees 3%</text:p>
          </table:table-cell>
          <table:table-cell table:style-name="ce1" table:formula="of:=[.D$2]" office:value-type="string" office:string-value="Bank Txn" calcext:value-type="string">
            <text:p>Bank Txn</text:p>
          </table:table-cell>
          <table:table-cell table:style-name="ce1"/>
          <table:table-cell table:style-name="ce10" table:formula="of:=POWER([.F11]+1;1/[.G11])-1" office:value-type="percentage" office:value="1.25656129880628" calcext:value-type="percentage">
            <text:p>125.66%</text:p>
          </table:table-cell>
          <table:table-cell table:style-name="ce1"/>
          <table:table-cell table:style-name="ce3" office:value-type="string" calcext:value-type="string">
            <text:p>Annualized ROI</text:p>
          </table:table-cell>
          <table:table-cell table:style-name="ce1" table:number-columns-repeated="1010"/>
          <table:table-cell table:number-columns-repeated="6"/>
        </table:table-row>
        <table:table-row table:style-name="ro1">
          <table:table-cell table:style-name="ce2" office:value-type="currency" office:currency="USD" office:value="2523.83" calcext:value-type="currency">
            <text:p>$2,523.83 </text:p>
          </table:table-cell>
          <table:table-cell table:style-name="ce5" office:value-type="date" office:date-value="2019-03-18" calcext:value-type="date">
            <text:p>2019-03-18</text:p>
          </table:table-cell>
          <table:table-cell table:style-name="ce1" office:value-type="string" calcext:value-type="string">
            <text:p>Tax repay</text:p>
          </table:table-cell>
          <table:table-cell table:style-name="ce1" table:formula="of:=[.D$2]" office:value-type="string" office:string-value="Bank Txn" calcext:value-type="string">
            <text:p>Bank Txn</text:p>
          </table:table-cell>
          <table:table-cell table:style-name="ce1" table:number-columns-repeated="1014"/>
          <table:table-cell table:number-columns-repeated="6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el Ellithy</meta:initial-creator>
    <meta:creation-date>2019-01-21T17:40:41Z</meta:creation-date>
    <dc:date>2019-11-24T13:13:06.230000000</dc:date>
    <meta:editing-duration>PT1H17M37S</meta:editing-duration>
    <meta:editing-cycles>14</meta:editing-cycles>
    <meta:document-statistic meta:table-count="1" meta:cell-count="77" meta:object-count="0"/>
  </office:meta>
</office:document-meta>
</file>